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000000070E923272FA793AA6B6.jpg" manifest:media-type="image/jpeg"/>
  <manifest:file-entry manifest:full-path="Pictures/1000000000000C0000000FF0BBBC36DFA09DAA9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4d19"/>
    </style:style>
    <style:style style:name="P2" style:family="paragraph" style:parent-style-name="Standard">
      <style:paragraph-properties fo:break-before="page"/>
      <style:text-properties officeooo:paragraph-rsid="00154d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22.578cm" draw:z-index="0"><draw:image xlink:href="Pictures/1000000000000C0000000FF0BBBC36DFA09DAA9A.jpg" xlink:type="simple" xlink:show="embed" xlink:actuate="onLoad" draw:mime-type="image/jpeg"/></draw:frame></text:p>
      <text:p text:style-name="P2"><draw:frame draw:style-name="fr1" draw:name="Imagen2" text:anchor-type="char" svg:width="17cm" svg:height="9.994cm" draw:z-index="1"><draw:image xlink:href="Pictures/1000000000000C000000070E923272FA793AA6B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8:22:51.432266900</meta:creation-date>
    <dc:date>2024-10-21T18:23:52.395445386</dc:date>
    <meta:editing-duration>PT1M1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